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44300000DF555384499.svm"/>
  <manifest:file-entry manifest:media-type="" manifest:full-path="Pictures/2000000700000C3300001953231ECB71.svm"/>
  <manifest:file-entry manifest:media-type="" manifest:full-path="Pictures/20000007000034EC00001D90F85A0FA3.svm"/>
  <manifest:file-entry manifest:media-type="" manifest:full-path="Pictures/200000070000204000000E0FEC1AF39B.svm"/>
  <manifest:file-entry manifest:media-type="" manifest:full-path="Pictures/2000000700003D9A0000330F3E6577AF.svm"/>
  <manifest:file-entry manifest:media-type="" manifest:full-path="Pictures/2000000700000C1900000A7183C2E6F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FLDFI M+ Palatino" svg:font-family="'FLDFI M+ Palatino', Palatino"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margin-top="0.199cm" fo:margin-bottom="0cm"/>
    </style:style>
    <style:style style:name="P5" style:family="paragraph" style:parent-style-name="Standard">
      <style:paragraph-properties fo:margin-top="0.199cm" fo:margin-bottom="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margin-top="0.199cm" fo:margin-bottom="0cm"/>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margin-top="0.199cm" fo:margin-bottom="0cm"/>
      <style:text-properties style:font-name="Times New Roman" fo:font-size="12pt" fo:font-weight="normal" fo:background-color="#dddddd" style:font-size-asian="12pt" style:font-weight-asian="normal" style:font-size-complex="12pt" style:font-weight-complex="normal"/>
    </style:style>
    <style:style style:name="P8" style:family="paragraph" style:parent-style-name="Standard">
      <style:paragraph-properties fo:margin-top="0.199cm" fo:margin-bottom="0cm"/>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margin-top="0.199cm" fo:margin-bottom="0cm"/>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margin-top="0.199cm" fo:margin-bottom="0cm"/>
      <style:text-properties fo:font-style="normal" fo:font-weight="bold" style:font-style-asian="normal" style:font-weight-asian="bold" style:font-style-complex="normal" style:font-weight-complex="bold"/>
    </style:style>
    <style:style style:name="P11" style:family="paragraph" style:parent-style-name="Standard">
      <style:paragraph-properties fo:margin-top="0.199cm" fo:margin-bottom="0cm"/>
      <style:text-properties fo:color="#000000" style:font-name="Times New Roman" fo:font-size="12pt" fo:font-style="normal" fo:font-weight="bold" style:font-name-asian="FLDFI M+ Palatino" style:font-size-asian="12pt" style:font-style-asian="normal" style:font-weight-asian="bold" style:font-name-complex="FLDFI M+ Palatino" style:font-size-complex="12pt" style:font-style-complex="normal" style:font-weight-complex="bold"/>
    </style:style>
    <style:style style:name="P12" style:family="paragraph" style:parent-style-name="Standard">
      <style:paragraph-properties fo:margin-top="0.199cm" fo:margin-bottom="0cm"/>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13" style:family="paragraph" style:parent-style-name="Standard">
      <style:paragraph-properties fo:margin-top="0.199cm" fo:margin-bottom="0cm" fo:keep-together="always"/>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14" style:family="paragraph" style:parent-style-name="Standard">
      <style:paragraph-properties fo:margin-top="0.199cm" fo:margin-bottom="0cm"/>
      <style:text-properties fo:color="#000000" style:font-name="Times New Roman" fo:font-size="12pt" fo:font-style="normal" fo:font-weight="normal" fo:background-color="transparent" style:font-name-asian="FLDFI M+ Palatino" style:font-size-asian="12pt" style:font-style-asian="normal" style:font-weight-asian="normal" style:font-name-complex="FLDFI M+ Palatino" style:font-size-complex="12pt" style:font-style-complex="normal" style:font-weight-complex="normal"/>
    </style:style>
    <style:style style:name="P15" style:family="paragraph" style:parent-style-name="Standard">
      <style:paragraph-properties fo:margin-top="0.199cm" fo:margin-bottom="0cm"/>
      <style:text-properties fo:color="#000000" style:font-name="Times New Roman" fo:font-size="12pt" fo:font-style="normal" style:font-name-asian="FLDFI M+ Palatino" style:font-size-asian="12pt" style:font-style-asian="normal" style:font-name-complex="FLDFI M+ Palatino" style:font-size-complex="12pt" style:font-style-complex="normal"/>
    </style:style>
    <style:style style:name="P16" style:family="paragraph" style:parent-style-name="Standard">
      <style:paragraph-properties fo:margin-top="0.199cm" fo:margin-bottom="0cm"/>
      <style:text-properties fo:color="#000000" style:font-name="Times New Roman" fo:font-size="12pt" style:font-name-asian="FLDFI M+ Palatino" style:font-size-asian="12pt" style:font-name-complex="FLDFI M+ Palatino" style:font-size-complex="12pt"/>
    </style:style>
    <style:style style:name="P17" style:family="paragraph" style:parent-style-name="Standard">
      <style:paragraph-properties fo:margin-top="0.199cm" fo:margin-bottom="0cm"/>
      <style:text-properties fo:color="#000000" style:font-name="Times New Roman" fo:font-size="10.5pt" fo:font-style="normal" fo:font-weight="normal" style:font-name-asian="FLDFI M+ Palatino" style:font-size-asian="10.5pt" style:font-style-asian="normal" style:font-weight-asian="normal" style:font-name-complex="FLDFI M+ Palatino" style:font-size-complex="10.5pt" style:font-style-complex="normal" style:font-weight-complex="normal"/>
    </style:style>
    <style:style style:name="P18" style:family="paragraph" style:parent-style-name="Standard">
      <style:paragraph-properties fo:margin-top="0.199cm" fo:margin-bottom="0cm"/>
      <style:text-properties fo:font-size="10pt" style:font-size-asian="10pt" style:font-size-complex="10pt"/>
    </style:style>
    <style:style style:name="P19" style:family="paragraph" style:parent-style-name="Standard">
      <style:paragraph-properties fo:margin-top="0.199cm" fo:margin-bottom="0cm"/>
      <style:text-properties fo:font-weight="normal" style:font-weight-asian="normal" style:font-weight-complex="normal"/>
    </style:style>
    <style:style style:name="P20" style:family="paragraph" style:parent-style-name="Standard">
      <style:paragraph-properties fo:margin-top="0.199cm" fo:margin-bottom="0cm"/>
      <style:text-properties fo:font-size="14pt"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master-page-name="">
      <style:paragraph-properties fo:margin-top="0.199cm" fo:margin-bottom="0cm" style:page-number="auto"/>
      <style:text-properties fo:font-weight="bold" style:font-weight-asian="bold" style:font-weight-complex="bold"/>
    </style:style>
    <style:style style:name="P22" style:family="paragraph" style:parent-style-name="Standard" style:master-page-name="">
      <style:paragraph-properties fo:margin-top="0.199cm" fo:margin-bottom="0cm" fo:keep-together="always" style:page-number="auto"/>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23" style:family="paragraph" style:parent-style-name="Standard" style:master-page-name="">
      <style:paragraph-properties fo:margin-top="0.199cm" fo:margin-bottom="0cm" fo:keep-together="always" style:page-number="auto"/>
      <style:text-properties fo:color="#000000" style:font-name="Times New Roman" fo:font-size="12pt" fo:font-style="normal" fo:font-weight="normal" fo:background-color="transparent" style:font-name-asian="FLDFI M+ Palatino" style:font-size-asian="12pt" style:font-style-asian="normal" style:font-weight-asian="normal" style:font-name-complex="FLDFI M+ Palatino" style:font-size-complex="12pt" style:font-style-complex="normal" style:font-weight-complex="normal"/>
    </style:style>
    <style:style style:name="P24" style:family="paragraph" style:parent-style-name="Standard" style:master-page-name="">
      <style:paragraph-properties fo:margin-top="0.199cm" fo:margin-bottom="0cm" fo:keep-together="always" style:page-number="auto" fo:keep-with-next="always"/>
      <style:text-properties fo:color="#000000" style:font-name="Times New Roman" fo:font-size="12pt" fo:font-style="normal" fo:font-weight="bold" style:font-name-asian="FLDFI M+ Palatino" style:font-size-asian="12pt" style:font-style-asian="normal" style:font-weight-asian="bold" style:font-name-complex="FLDFI M+ Palatino" style:font-size-complex="12pt" style:font-style-complex="normal" style:font-weight-complex="bold"/>
    </style:style>
    <style:style style:name="P25" style:family="paragraph" style:parent-style-name="Standard" style:master-page-name="">
      <style:paragraph-properties fo:margin-top="0.199cm" fo:margin-bottom="0cm" style:page-number="auto" fo:keep-with-next="always"/>
      <style:text-properties fo:font-weight="bold" style:font-weight-asian="bold" style:font-weight-complex="bold"/>
    </style:style>
    <style:style style:name="P26" style:family="paragraph" style:parent-style-name="Standard" style:master-page-name="">
      <style:paragraph-properties fo:margin-top="0.199cm" fo:margin-bottom="0cm" style:page-number="auto" fo:break-before="page"/>
      <style:text-properties fo:font-weight="bold" style:font-weight-asian="bold" style:font-weight-complex="bold"/>
    </style:style>
    <style:style style:name="P27" style:family="paragraph" style:parent-style-name="Standard">
      <style:paragraph-properties fo:margin-top="0.199cm" fo:margin-bottom="0cm" fo:break-before="page"/>
      <style:text-properties fo:font-size="14pt" fo:font-style="normal" fo:font-weight="bold" style:font-size-asian="14pt" style:font-style-asian="normal" style:font-weight-asian="bold" style:font-size-complex="14pt" style:font-style-complex="normal" style:font-weight-complex="bold"/>
    </style:style>
    <style:style style:name="P28" style:family="paragraph" style:parent-style-name="Preformatted_20_Text">
      <style:paragraph-properties fo:margin-top="0.199cm" fo:margin-bottom="0cm"/>
      <style:text-properties fo:font-size="10pt" style:font-size-asian="10pt" style:font-size-complex="10pt"/>
    </style:style>
    <style:style style:name="P29" style:family="paragraph" style:parent-style-name="Standard">
      <style:paragraph-properties fo:margin-left="0cm" fo:margin-right="0cm" fo:margin-top="0.212cm" fo:margin-bottom="0.212cm" fo:text-align="start" style:justify-single-word="false" fo:text-indent="0cm" style:auto-text-indent="false" style:text-autospace="none">
        <style:tab-stops/>
      </style:paragraph-properties>
      <style:text-properties fo:color="#000000" style:font-name="Times New Roman" fo:font-size="12pt" style:font-name-asian="FLDFI M+ Palatino" style:font-size-asian="12pt" style:font-name-complex="FLDFI M+ Palatino" style:font-size-complex="12pt"/>
    </style:style>
    <style:style style:name="P30" style:family="paragraph" style:parent-style-name="Standard">
      <style:paragraph-properties fo:margin-left="0cm" fo:margin-right="0cm" fo:margin-top="0.212cm" fo:margin-bottom="0.212cm" fo:text-align="start" style:justify-single-word="false" fo:text-indent="0cm" style:auto-text-indent="false" style:text-autospace="none">
        <style:tab-stops/>
      </style:paragraph-properties>
      <style:text-properties fo:color="#000000" style:font-name="Times New Roman" fo:font-size="12pt" fo:font-weight="bold" style:font-name-asian="FLDFI M+ Palatino" style:font-size-asian="12pt" style:font-weight-asian="bold" style:font-name-complex="FLDFI M+ Palatino" style:font-size-complex="12pt" style:font-weight-complex="bold"/>
    </style:style>
    <style:style style:name="P31" style:family="paragraph" style:parent-style-name="Standard">
      <style:paragraph-properties fo:margin-left="0cm" fo:margin-right="0cm" fo:margin-top="0.199cm" fo:margin-bottom="0cm" fo:text-align="start" style:justify-single-word="false" fo:text-indent="0cm" style:auto-text-indent="false" style:text-autospace="none">
        <style:tab-stops/>
      </style:paragraph-properties>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fo:font-weight="bold" style:font-name-asian="FLDFI M+ Palatino" style:font-size-asian="12pt" style:font-style-asian="normal" style:font-weight-asian="bold" style:font-name-complex="FLDFI M+ Palatino" style:font-size-complex="12pt" style:font-style-complex="normal" style:font-weight-complex="bold"/>
    </style:style>
    <style:style style:name="P33" style:family="paragraph" style:parent-style-name="Standard">
      <style:paragraph-properties fo:margin-left="0cm" fo:margin-right="0cm" fo:margin-top="0.199cm" fo:margin-bottom="0cm" fo:text-indent="0cm" style:auto-text-indent="false"/>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34" style:family="paragraph" style:parent-style-name="Standard">
      <style:paragraph-properties fo:margin-left="0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35" style:family="paragraph" style:parent-style-name="Standard">
      <style:paragraph-properties fo:margin-left="0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style:text-underline-style="solid" style:text-underline-width="auto" style:text-underline-color="font-color"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36" style:family="paragraph" style:parent-style-name="Standard">
      <style:paragraph-properties fo:margin-left="0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37" style:family="paragraph" style:parent-style-name="Standard">
      <style:paragraph-properties fo:margin-left="0cm" fo:margin-right="0cm" fo:margin-top="0.199cm" fo:margin-bottom="0cm" fo:text-indent="0cm" style:auto-text-indent="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margin-left="0cm" fo:margin-right="0cm" fo:margin-top="0.199cm" fo:margin-bottom="0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master-page-name="">
      <style:paragraph-properties fo:margin-left="0cm" fo:margin-right="0cm" fo:margin-top="0.199cm" fo:margin-bottom="0cm" fo:text-indent="0cm" style:auto-text-indent="false" style:page-number="auto"/>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40" style:family="paragraph" style:parent-style-name="Standard" style:master-page-name="">
      <style:paragraph-properties fo:margin-left="0cm" fo:margin-right="0cm" fo:margin-top="0.199cm" fo:margin-bottom="0cm" fo:text-indent="0cm" style:auto-text-indent="false" style:page-number="auto"/>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1.005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42" style:family="paragraph" style:parent-style-name="Standard">
      <style:paragraph-properties fo:margin-left="1.005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style:text-underline-style="solid" style:text-underline-width="auto" style:text-underline-color="font-color"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43" style:family="paragraph" style:parent-style-name="Standard">
      <style:paragraph-properties fo:margin-left="1.005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44" style:family="paragraph" style:parent-style-name="Standard" style:master-page-name="">
      <style:paragraph-properties fo:margin-left="1.005cm" fo:margin-right="0cm" fo:margin-top="0.199cm" fo:margin-bottom="0cm" fo:text-align="start" style:justify-single-word="false" fo:text-indent="0cm" style:auto-text-indent="false" style:page-number="auto" fo:keep-with-next="always" style:text-autospace="none">
        <style:tab-stops/>
      </style:paragraph-properties>
      <style:text-properties fo:color="#000000" style:font-name="Times New Roman" fo:font-size="12pt" fo:font-style="normal" style:text-underline-style="solid" style:text-underline-width="auto" style:text-underline-color="font-color"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45" style:family="paragraph" style:parent-style-name="Standard" style:master-page-name="">
      <style:paragraph-properties fo:margin-left="3.757cm" fo:margin-right="0cm" fo:margin-top="0.199cm" fo:margin-bottom="0cm" fo:text-indent="0cm" style:auto-text-indent="false" style:page-number="auto"/>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46" style:family="paragraph" style:parent-style-name="Standard">
      <style:paragraph-properties fo:margin-left="3.757cm" fo:margin-right="0cm" fo:margin-top="0.199cm" fo:margin-bottom="0cm" fo:text-indent="0cm" style:auto-text-indent="false"/>
    </style:style>
    <style:style style:name="P47" style:family="paragraph" style:parent-style-name="Standard">
      <style:paragraph-properties fo:margin-left="3.757cm" fo:margin-right="0cm" fo:margin-top="0.199cm" fo:margin-bottom="0cm" fo:text-indent="0cm" style:auto-text-indent="false"/>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48" style:family="paragraph" style:parent-style-name="Standard" style:master-page-name="">
      <style:paragraph-properties fo:margin-left="3.558cm" fo:margin-right="0cm" fo:margin-top="0.212cm" fo:margin-bottom="0.212cm" fo:text-align="start" style:justify-single-word="false" fo:text-indent="0cm" style:auto-text-indent="false" style:page-number="auto" style:text-autospace="none">
        <style:tab-stops/>
      </style:paragraph-properties>
      <style:text-properties style:font-name="Times New Roman" fo:font-size="12pt" style:font-size-asian="12pt" style:font-size-complex="12pt"/>
    </style:style>
    <style:style style:name="P49" style:family="paragraph" style:parent-style-name="Standard" style:master-page-name="">
      <style:paragraph-properties fo:margin-left="0cm" fo:margin-right="5.457cm" fo:margin-top="0.212cm" fo:margin-bottom="0.212cm" fo:text-align="start" style:justify-single-word="false" fo:text-indent="0cm" style:auto-text-indent="false" style:page-number="auto" style:text-autospace="none">
        <style:tab-stops/>
      </style:paragraph-properties>
      <style:text-properties style:font-name="Times New Roman" fo:font-size="12pt" style:font-size-asian="12pt" style:font-size-complex="12pt"/>
    </style:style>
    <style:style style:name="P50" style:family="paragraph" style:parent-style-name="Standard" style:master-page-name="">
      <style:paragraph-properties fo:margin-left="9.223cm" fo:margin-right="0cm" fo:margin-top="0.199cm" fo:margin-bottom="0cm" fo:text-indent="0cm" style:auto-text-indent="false" style:page-number="auto"/>
      <style:text-properties fo:font-weight="normal" style:font-weight-asian="normal" style:font-weight-complex="normal"/>
    </style:style>
    <style:style style:name="P51" style:family="paragraph" style:parent-style-name="Standard">
      <style:paragraph-properties fo:margin-left="9.223cm" fo:margin-right="0cm" fo:margin-top="0.199cm" fo:margin-bottom="0cm" fo:text-indent="0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019cm" fo:margin-right="0cm" fo:margin-top="0.199cm" fo:margin-bottom="0cm" fo:text-indent="0cm" style:auto-text-indent="false"/>
      <style:text-properties style:font-name="Times New Roman" fo:font-size="12pt" style:font-size-asian="12pt" style:font-size-complex="12pt"/>
    </style:style>
    <style:style style:name="P53" style:family="paragraph" style:parent-style-name="Standard">
      <style:paragraph-properties fo:margin-left="0.019cm" fo:margin-right="0cm" fo:margin-top="0.199cm" fo:margin-bottom="0cm" fo:text-indent="0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master-page-name="">
      <style:paragraph-properties fo:margin-left="0.019cm" fo:margin-right="0cm" fo:margin-top="0.199cm" fo:margin-bottom="0cm" fo:text-indent="0cm" style:auto-text-indent="false" style:page-number="aut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master-page-name="">
      <style:paragraph-properties fo:margin-left="9.26cm" fo:margin-right="0cm" fo:margin-top="0.199cm" fo:margin-bottom="0cm" fo:text-indent="0cm" style:auto-text-indent="false" style:page-number="aut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master-page-name="">
      <style:paragraph-properties fo:margin-left="6.932cm" fo:margin-right="0cm" fo:margin-top="0.199cm" fo:margin-bottom="0cm" fo:text-indent="0cm" style:auto-text-indent="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P57" style:family="paragraph" style:parent-style-name="Preformatted_20_Text">
      <style:text-properties style:font-name="Times New Roman" fo:font-size="12pt" style:font-size-asian="12pt" style:font-size-complex="12pt"/>
    </style:style>
    <style:style style:name="P58" style:family="paragraph" style:parent-style-name="Preformatted_20_Text">
      <style:paragraph-properties fo:margin-top="0cm" fo:margin-bottom="0.199cm"/>
      <style:text-properties style:font-name="Times New Roman" fo:font-size="12pt" style:font-size-asian="12pt" style:font-size-complex="12pt"/>
    </style:style>
    <style:style style:name="P59" style:family="paragraph" style:parent-style-name="Standard" style:master-page-name="">
      <style:paragraph-properties fo:margin-top="0cm" fo:margin-bottom="0.199cm" style:page-number="auto"/>
      <style:text-properties fo:font-size="12pt" style:font-size-asian="12pt" style:font-size-complex="12pt"/>
    </style:style>
    <style:style style:name="P60" style:family="paragraph" style:parent-style-name="Standard" style:master-page-name="">
      <style:paragraph-properties fo:margin-left="0.025cm" fo:margin-right="0cm" fo:margin-top="0.199cm" fo:margin-bottom="0cm" fo:text-align="start" style:justify-single-word="false" fo:text-indent="0cm" style:auto-text-indent="false" style:page-number="auto"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61" style:family="paragraph" style:parent-style-name="Standard" style:master-page-name="">
      <style:paragraph-properties fo:margin-left="0.025cm" fo:margin-right="0cm" fo:margin-top="0.212cm" fo:margin-bottom="0.212cm" fo:text-align="start" style:justify-single-word="false" fo:text-indent="0cm" style:auto-text-indent="false" style:page-number="auto" style:text-autospace="none">
        <style:tab-stops/>
      </style:paragraph-properties>
      <style:text-properties style:font-name="Times New Roman" fo:font-size="12pt" style:font-size-asian="12pt" style:font-size-complex="12pt"/>
    </style:style>
    <style:style style:name="P62" style:family="paragraph" style:parent-style-name="Standard" style:master-page-name="">
      <style:paragraph-properties fo:margin-left="9.5cm" fo:margin-right="0cm" fo:margin-top="0.199cm" fo:margin-bottom="0cm" fo:text-align="start" style:justify-single-word="false" fo:text-indent="0cm" style:auto-text-indent="false" style:page-number="auto"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63" style:family="paragraph" style:parent-style-name="Standard" style:list-style-name="L1">
      <style:paragraph-properties fo:margin-top="0.199cm" fo:margin-bottom="0cm"/>
      <style:text-properties fo:font-weight="normal" style:font-weight-asian="normal" style:font-weight-complex="normal"/>
    </style:style>
    <style:style style:name="P64" style:family="paragraph" style:parent-style-name="Standard" style:list-style-name="L1">
      <style:paragraph-properties fo:margin-top="0.199cm" fo:margin-bottom="0cm"/>
      <style:text-properties fo:font-style="normal" fo:font-weight="normal" style:font-style-asian="normal" style:font-weight-asian="normal" style:font-style-complex="normal" style:font-weight-complex="normal"/>
    </style:style>
    <style:style style:name="P65" style:family="paragraph" style:parent-style-name="Standard" style:list-style-name="L2">
      <style:paragraph-properties fo:margin-top="0.199cm" fo:margin-bottom="0cm"/>
      <style:text-properties fo:font-style="normal" fo:font-weight="normal" style:font-style-asian="normal" style:font-weight-asian="normal" style:font-style-complex="normal" style:font-weight-complex="normal"/>
    </style:style>
    <style:style style:name="P66" style:family="paragraph" style:parent-style-name="Standard" style:list-style-name="L1">
      <style:paragraph-properties fo:margin-top="0.199cm" fo:margin-bottom="0cm"/>
      <style:text-properties fo:font-style="normal" style:text-underline-style="none" fo:font-weight="normal" style:font-style-asian="normal" style:font-weight-asian="normal" style:font-style-complex="normal" style:font-weight-complex="normal"/>
    </style:style>
    <style:style style:name="P67" style:family="paragraph" style:parent-style-name="Standard" style:list-style-name="L4">
      <style:paragraph-properties fo:margin-top="0.199cm" fo:margin-bottom="0cm"/>
    </style:style>
    <style:style style:name="P68" style:family="paragraph" style:parent-style-name="Standard" style:list-style-name="L4">
      <style:paragraph-properties fo:margin-top="0.199cm" fo:margin-bottom="0cm"/>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69" style:family="paragraph" style:parent-style-name="Standard" style:list-style-name="L5">
      <style:paragraph-properties fo:margin-top="0.199cm" fo:margin-bottom="0cm"/>
      <style:text-properties fo:color="#000000" style:font-name="Times New Roman" fo:font-size="12pt" fo:font-style="normal" fo:font-weight="normal" fo:background-color="transparent" style:font-name-asian="FLDFI M+ Palatino" style:font-size-asian="12pt" style:font-style-asian="normal" style:font-weight-asian="normal" style:font-name-complex="FLDFI M+ Palatino" style:font-size-complex="12pt" style:font-style-complex="normal" style:font-weight-complex="normal"/>
    </style:style>
    <style:style style:name="P70" style:family="paragraph" style:parent-style-name="Standard" style:list-style-name="L6">
      <style:paragraph-properties fo:margin-top="0.199cm" fo:margin-bottom="0cm"/>
      <style:text-properties fo:color="#000000" style:font-name="Times New Roman" fo:font-size="10.5pt" fo:font-style="normal" fo:font-weight="normal" style:font-name-asian="FLDFI M+ Palatino" style:font-size-asian="10.5pt" style:font-style-asian="normal" style:font-weight-asian="normal" style:font-name-complex="FLDFI M+ Palatino" style:font-size-complex="10.5pt" style:font-style-complex="normal" style:font-weight-complex="normal"/>
    </style:style>
    <style:style style:name="P71" style:family="paragraph" style:parent-style-name="Standard" style:list-style-name="L3" style:master-page-name="">
      <style:paragraph-properties fo:margin-left="0.9cm" fo:margin-right="0cm" fo:margin-top="0.199cm" fo:margin-bottom="0cm" fo:text-indent="-0.9cm" style:auto-text-indent="false" style:page-number="aut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3">
      <style:paragraph-properties fo:margin-left="0.9cm" fo:margin-right="0cm" fo:margin-top="0.199cm" fo:margin-bottom="0cm" fo:text-indent="-0.9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3">
      <style:paragraph-properties fo:margin-left="0cm" fo:margin-right="0cm" fo:margin-top="0.199cm" fo:margin-bottom="0cm" fo:text-indent="0cm"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cm" fo:margin-right="0cm" fo:margin-top="0.199cm" fo:margin-bottom="0cm" fo:text-align="start" style:justify-single-word="false" fo:text-indent="0cm" style:auto-text-indent="false"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P75" style:family="paragraph" style:parent-style-name="Standard" style:master-page-name="">
      <style:paragraph-properties fo:margin-left="9.453cm" fo:margin-right="0cm" fo:margin-top="0.199cm" fo:margin-bottom="0cm" fo:text-align="start" style:justify-single-word="false" fo:text-indent="0cm" style:auto-text-indent="false" style:page-number="auto" style:text-autospace="none">
        <style:tab-stops/>
      </style:paragraph-properties>
      <style:text-properties fo:color="#000000" style:font-name="Times New Roman" fo:font-size="12pt" fo:font-style="normal" style:text-underline-style="none"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fo:background-color="#dddddd"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font-weight="normal" fo:background-color="#dddddd" style:font-weight-asian="normal" style:font-weight-complex="normal"/>
    </style:style>
    <style:style style:name="T6" style:family="text">
      <style:text-properties fo:color="#000000" fo:font-style="normal" style:font-name-asian="FLDFI M+ Palatino" style:font-style-asian="normal" style:font-name-complex="FLDFI M+ Palatino" style:font-style-complex="normal"/>
    </style:style>
    <style:style style:name="T7" style:family="text">
      <style:text-properties fo:color="#000000" fo:font-style="normal" fo:background-color="#dddddd" style:font-name-asian="FLDFI M+ Palatino" style:font-style-asian="normal" style:font-name-complex="FLDFI M+ Palatino" style:font-style-complex="normal"/>
    </style:style>
    <style:style style:name="T8" style:family="text">
      <style:text-properties fo:color="#000000" fo:font-style="normal" fo:background-color="transparent" style:font-name-asian="FLDFI M+ Palatino" style:font-style-asian="normal" style:font-name-complex="FLDFI M+ Palatino" style:font-style-complex="normal"/>
    </style:style>
    <style:style style:name="T9" style:family="text">
      <style:text-properties fo:color="#000000" style:font-name-asian="FLDFI M+ Palatino" style:font-name-complex="FLDFI M+ Palatino"/>
    </style:style>
    <style:style style:name="T10" style:family="text">
      <style:text-properties fo:color="#000000" fo:font-style="italic" style:text-underline-style="none" style:font-name-asian="FLDFI M+ Palatino" style:font-style-asian="italic" style:font-name-complex="FLDFI M+ Palatino" style:font-style-complex="italic"/>
    </style:style>
    <style:style style:name="T11" style:family="text">
      <style:text-properties fo:color="#000000" style:text-underline-style="none" style:font-name-asian="FLDFI M+ Palatino" style:font-name-complex="FLDFI M+ Palatino"/>
    </style:style>
    <style:style style:name="T12" style:family="text">
      <style:text-properties fo:color="#000000" style:font-name="Times New Roman" fo:font-size="12pt" fo:font-style="normal"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T13" style:family="text">
      <style:text-properties fo:color="#000000" style:font-name="Times New Roman" fo:font-size="12pt" fo:font-style="normal" fo:font-weight="normal" fo:background-color="#dddddd" style:font-name-asian="FLDFI M+ Palatino" style:font-size-asian="12pt" style:font-style-asian="normal" style:font-weight-asian="normal" style:font-name-complex="FLDFI M+ Palatino" style:font-size-complex="12pt" style:font-style-complex="normal" style:font-weight-complex="normal"/>
    </style:style>
    <style:style style:name="T14" style:family="text">
      <style:text-properties fo:color="#000000" style:font-name="Times New Roman" fo:font-size="12pt" fo:font-style="normal" style:text-underline-style="solid" style:text-underline-width="auto" style:text-underline-color="font-color" fo:font-weight="normal" style:font-name-asian="FLDFI M+ Palatino" style:font-size-asian="12pt" style:font-style-asian="normal" style:font-weight-asian="normal" style:font-name-complex="FLDFI M+ Palatino" style:font-size-complex="12pt" style:font-style-complex="normal" style:font-weight-complex="normal"/>
    </style:style>
    <style:style style:name="T15" style:family="text">
      <style:text-properties fo:color="#000000" style:font-name="Times New Roman" fo:font-size="12pt" fo:font-style="italic" fo:font-weight="normal" style:font-name-asian="FLDFI M+ Palatino" style:font-size-asian="12pt" style:font-style-asian="italic" style:font-weight-asian="normal" style:font-name-complex="FLDFI M+ Palatino" style:font-size-complex="12pt" style:font-style-complex="italic" style:font-weight-complex="normal"/>
    </style:style>
    <style:style style:name="T16" style:family="text">
      <style:text-properties fo:color="#000000" fo:background-color="#dddddd" style:font-name-asian="FLDFI M+ Palatino" style:font-name-complex="FLDFI M+ Palatino"/>
    </style:style>
    <style:style style:name="T17" style:family="text">
      <style:text-properties style:font-name="Times New Roman" fo:font-size="12pt" fo:font-style="normal" style:font-size-asian="12pt" style:font-style-asian="normal" style:font-size-complex="12pt" style:font-style-complex="normal"/>
    </style:style>
    <style:style style:name="T18" style:family="text">
      <style:text-properties style:font-name="Times New Roman" fo:font-size="12pt" fo:font-style="normal" fo:background-color="#dddddd" style:font-size-asian="12pt" style:font-style-asian="normal" style:font-size-complex="12pt" style:font-style-complex="normal"/>
    </style:style>
    <style:style style:name="T19" style:family="text">
      <style:text-properties style:text-underline-style="none" fo:font-weight="normal" fo:background-color="transparent" style:font-weight-asian="normal" style:font-weight-complex="normal"/>
    </style:style>
    <style:style style:name="T20" style:family="text">
      <style:text-properties style:text-underline-style="none" fo:font-weight="normal" fo:background-color="#dddddd" style:font-weight-asian="normal" style:font-weight-complex="normal"/>
    </style:style>
    <style:style style:name="T21" style:family="text">
      <style:text-properties style:text-underline-style="none" fo:font-weight="normal" style:font-weight-asian="normal" style:font-weight-complex="normal"/>
    </style:style>
    <style:style style:name="T22" style:family="text">
      <style:text-properties fo:background-color="#dddddd"/>
    </style:style>
    <style:style style:name="T23" style:family="text">
      <style:text-properties fo:background-color="transparent"/>
    </style:style>
    <style:style style:name="T24" style:family="text">
      <style:text-properties fo:font-size="12pt" style:font-size-asian="12pt" style:font-size-complex="12pt"/>
    </style:style>
    <style:style style:name="T25" style:family="text">
      <style:text-properties style:font-name="Courier New" fo:font-size="11pt" style:font-size-asian="11pt" style:font-size-complex="11pt"/>
    </style:style>
    <style:style style:name="T2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3">Shadow macro v1.0</text:p>
      <text:p text:style-name="P2">(for DataCAD)</text:p>
      <text:p text:style-name="Standard"/>
      <text:p text:style-name="Standard"/>
      <text:p text:style-name="P21">Copyright Notice:<text:line-break/></text:p>
      <text:p text:style-name="P59">This software is copyright David Henderson 2017.</text:p>
      <text:p text:style-name="P58">This software is distributed free of charge and without warranty. You may distribute it to others provided that you distribute the complete unaltered installation file provided by me at the <text:a xlink:type="simple" xlink:href="http://dhsoftware.com.au/">dhsoftware.com.au</text:a> web site, and that you do so free of charge (This includes not charging for distribution media and not charging for any accompanying software that is on the same media or contained in the same download or distribution file). <text:line-break/>If you wish to make any charge at all you need to obtain specific permission from me. <text:s/></text:p>
      <text:p text:style-name="P58">Whilst it is free (or because of this) I would like and expect that if you can think of any improvements or spot any bugs (or even spelling or formatting errors in the documentation) that you would let me know. <text:s/>Your feedback will help with future development of the macro.</text:p>
      <text:p text:style-name="P58">Whilst the source code of the macro is available for download, it is not 'open source'. You must not make changes and then make a competing product available to others. You can make <text:s/>changes for your own (or your company's) use, however in general I would prefer that you let me know of your requirements so that I can consider including them in a future release of my software. If in doubt please contact me. <text:s text:c="13"/></text:p>
      <text:p text:style-name="P58"/>
      <text:p text:style-name="P8">Contact Details:</text:p>
      <text:p text:style-name="P57"/>
      <text:p text:style-name="P57">David Henderson<text:tab/><text:tab/><text:a xlink:type="simple" xlink:href="mailto:dhsoftware1@gmail.com">dhsoftware1@gmail.com</text:a><text:tab/><text:tab/><text:a xlink:type="simple" xlink:href="http://dhsoftware.com.au/">www.dhsoftware.com.au</text:a></text:p>
      <text:p text:style-name="P28"/>
      <text:p text:style-name="P18"><text:s text:c="5"/></text:p>
      <text:p text:style-name="P26">Known Limitations</text:p>
      <text:p text:style-name="P19">This software is released by the same author that produced the commercial dhShadow macro in the late1990s. <text:s/>Please note however, that this freeware is a totally new write, and has not necessarily been subjected to the same amount of testing prior to release as was undertaken with the previous commercial software.</text:p>
      <text:p text:style-name="P19">The macro has been tested with DataCAD versions 10, 11 and 19. It's compatibility with earlier versions is not known (it is worth trying it with earlier versions, but it uses functionality that may not be compatible with some early versions <text:s/>… <text:s/>the Solid Fill option will not work with versions that do not support Solid Fill, but other functionality should work with these versions).</text:p>
      <text:p text:style-name="P19">Although the author is not currently aware of any issues or limitations other than those detailed below, <text:span text:style-name="T26">your use of the macro is at your own risk</text:span>.</text:p>
      <text:p text:style-name="P19">The following are the known limitations and issues of this software:</text:p>
      <text:list xml:id="list7171531941301478504" text:style-name="L1">
        <text:list-item>
          <text:p text:style-name="P63">This version of the macro will only cast shadows of polygon, 3D Line &amp; 2D Line entities. All other entity types will not have their shadows created by this macro. <text:s/>It is likely that processing of additional entity types will be added in a later version.</text:p>
        </text:list-item>
        <text:list-item>
          <text:p text:style-name="P63">The macro will only handle polygons with up to 36 sides. This was the maximum number of sides that a polygon could have prior to DataCAD version 14. If the macro encounters a polygon with more than 36 sides then the macro will fail. (There is a workaround for this – see elsewhere in this document)</text:p>
        </text:list-item>
        <text:list-item>
          <text:p text:style-name="P64">Shadows are created as symbols. The symbol will contain a separate outline for each entity that has a shadow cast. No attempt is made to produce an overall outline when shadows of multiple entities overlap each other. The production of an overall outline was a complex piece of logic in the dhShadow macro, and is unlikely to be replicated by the author in this freeware. (Use of the 'Solid Fill' option within this macro will produce a solid fill where the internal lines are not visible).</text:p>
        </text:list-item>
        <text:list-item>
          <text:p text:style-name="P66">When used with DataCAD versions prior to 19.01, solid fill created by the macro will fill over any voids in the shadow (i.e. any holes in the shadow as a result of polygons with voids will not show on the shadow).</text:p>
        </text:list-item>
        <text:list-item>
          <text:p text:style-name="P66">When used with DataCAD versions prior to 19.00 layer names used by the macro are restricted to 8 characters (you can still save shadows to a layer with a long name provided it is the current layer).</text:p>
        </text:list-item>
        <text:list-item>
          <text:p text:style-name="P64">There is a limit of 32,750 entities that can have their shadows cast in a single operation.</text:p>
        </text:list-item>
      </text:list>
      <text:p text:style-name="P10"/>
      <text:p text:style-name="P27">Installing the macro</text:p>
      <text:p text:style-name="P9">Simply run the ShadowInstall.exe program. <text:s/>This should detect the correct path to your DataCAD macro folder, but please check the displayed path before proceeding with the installation (the exact path may vary from computer to computer, but it will be either a DCX or Macros folder located directly within your main DataCAD folder)</text:p>
      <text:p text:style-name="P9">The macro creates various configuration files when you run it. If you wish to later copy it to another computer and retain any settings that you have made then you may also copy the following files: </text:p>
      <text:list xml:id="list6331739569746010144" text:style-name="L2">
        <text:list-item>
          <text:p text:style-name="P65"><text:span text:style-name="T25">shadow.ini</text:span> (located in the same macro folder as the shadow.dcx file itself).<text:span text:style-name="T26"> Delete the line starting 'DCAD_Version' if copying to a computer with a different version of DataCAD. </text:span></text:p>
        </text:list-item>
        <text:list-item>
          <text:p text:style-name="P65">The <text:span text:style-name="T25">shad</text:span> subfolder and all files in it (this contains any saved sun position information).</text:p>
        </text:list-item>
      </text:list>
      <text:p text:style-name="P9">Note that if you are copying the macro to a computer outside your organisation (i.e. you are giving a copy to somebody else) then the licence requires you to use the ShadowInstall.exe program and not to distribute the discreet macro files (although you may copy and distribute the files that have been created in the <text:span text:style-name="T25">shad</text:span> subfolder without limitation).</text:p>
      <text:p text:style-name="P9">If you are copying the macro to another computer within your organisation then you may copy the discreet macro files (Shadow.dcx, SunPos.exe, ShadHelp.exe, and ShadowInstructions.pdf).</text:p>
      <text:p text:style-name="P20"/>
      <text:p text:style-name="P20">Using the macro<text:line-break/></text:p>
      <text:p text:style-name="P10">Setting DataCAD Version (first use)</text:p>
      <text:p text:style-name="P56"><draw:frame draw:style-name="fr1" draw:name="graphics6" text:anchor-type="paragraph" svg:x="0.034cm" svg:y="0.291cm" svg:width="6.087cm" svg:height="2.653cm" draw:z-index="4"><draw:image xlink:href="Pictures/200000070000204000000E0FEC1AF39B.svm" xlink:type="simple" xlink:show="embed" xlink:actuate="onLoad"/></draw:frame><text:span text:style-name="T4">The first time you use the macro on a particular computer, you will be prompted to confirm whether you are using DataCAD 19 or greater. <text:s/>It is important that you answer this correctly (if you answer Yes and you don't have version 19 or greater then the macro may crash, if you answer No then you will potentially miss out on some of the macro features</text:span><text:span text:style-name="T4"><text:note text:id="ftn1" text:note-class="footnote"><text:note-citation>1</text:note-citation><text:note-body><text:p text:style-name="Footnote">From DataCAD Version 19 onwards the macro is able to determine your version. <text:s/>If it tries to determine your version in versions prior to 19 then it will crash. <text:s/>Some new functionality in the macro will be enabled from version 19.01 onwards (so although not available in 19.0, the macro can check the version, and when you update to 19.01 or greater then the new functionality will be enabled). <text:s/>The new functionality is the ability to process voids for solid fill, and the creation of a cover for the polyline shadow entities.</text:p></text:note-body></text:note></text:span><text:span text:style-name="T4">.</text:span></text:p>
      <text:p text:style-name="P40">If you are not sure which version you are using then you can press Cancel. The macro will then assume you do not have version 19 or greater, but you will be prompted again next time you use the macro (and will continue to be prompted until you answer either Yes or No).</text:p>
      <text:p text:style-name="P37"><text:span text:style-name="T4">Updating Macro Version Information</text:span><text:span text:style-name="T21">: If you answer No and then subsequently update to version 19 or greater, then you will need to edit the shadow.ini file to re-enable this prompt. <text:s/>The shadow.ini file is created in the same folder as the macro itself resides, and you can edit it using Notepad or a similar program. Remove the line that starts with 'DCAD_Version', then save the file. <text:s/>When you next use the macro you will receive the above prompt again. Never just edit the value of this line (if it needs to be changed then delete it and let the macro add the new value).</text:span></text:p>
      <text:p text:style-name="P38"/>
      <text:p text:style-name="P10">Defining the North Direction</text:p>
      <text:p text:style-name="P4"><text:span text:style-name="T2">When you use the macro for the first time in a new drawing, north is defaulted to being straight up (90</text:span><text:span text:style-name="T24">°). <text:s/>Once you have selected north in a drawing it is saved for future use and it does not need to </text:span><text:soft-page-break/><text:span text:style-name="T24">be specified again unless you wish to change it.</text:span></text:p>
      <text:p text:style-name="P9">Select <text:span text:style-name="T22">F1 North</text:span> from the macro main menu to specify a new north direction. The current north direction is indicated by an arrow in the bottom left corner of the screen. You will be prompted to select 2 points to define the new North direction. <text:s/>North is defined as being in the direction from the first point to the second point. <text:s/>If you wish to enter the north direction using the keyboard, then you can use relative polar input to enter the second point (just enter an arbitary non-zero distance followed by the required angle to define North).</text:p>
      <text:p text:style-name="P25"><text:span text:style-name="T1">Entering Azim</text:span><text:span text:style-name="T17">uth and Altitude</text:span></text:p>
      <text:p text:style-name="P5">You should enter or calculate the altitude and azimuth before you cast shadows. If these values have not been set then the sun will default to a position directly overhead.</text:p>
      <text:p text:style-name="P5">To set the altitude and azimuth, first select <text:span text:style-name="T22">F2 Sun Position</text:span> from the main menu.</text:p>
      <text:p text:style-name="P50"><draw:frame draw:style-name="fr2" draw:name="graphics5" text:anchor-type="paragraph" svg:x="0.097cm" svg:y="0.363cm" svg:width="8.696cm" svg:height="7.2cm" draw:z-index="3"><draw:image xlink:href="Pictures/2000000700003D9A0000330F3E6577AF.svm" xlink:type="simple" xlink:show="embed" xlink:actuate="onLoad"/></draw:frame><text:span text:style-name="T17">It is recommended that you use the included Sun Position Calculator to enter the required altitude and azimuth. <text:s/>To do this, select </text:span><text:span text:style-name="T18">F3 Sun Calculator</text:span><text:span text:style-name="T17"> from the Sun Position Menu. The Sun Position Calculator (shown at left) will be displayed.</text:span></text:p>
      <text:p text:style-name="P51">Enter the required details in the Calculator, taking care that your longitude and latitude entries match the selected Entry Format. (Note that Google Maps will display the longitude and latitude in decimal degrees, so you should select that option if you are copying them from Google).</text:p>
      <text:p text:style-name="P55"/>
      <text:p text:style-name="P54">Note that when you enter the Place Name a default value will be set for the abbreviation, but you should check that it is suitable and change it if required (The entered abbreviation is used as part of a function key label when the values are exported back to the macro).</text:p>
      <text:p text:style-name="P53">If you require to calculate for more than one date or time then you can tick the checkboxes in several of the date and/or time fields as required.</text:p>
      <text:p text:style-name="P53">Once you have entered the required details press <text:span text:style-name="T22">Calculate</text:span> button and the calculation results will be displayed for the selected dates/times (note that 'sun too low' will be displayed if the altitude is less than 1 degree).</text:p>
      <text:p text:style-name="P53">Once the calculations have been done you have several options:</text:p>
      <text:list xml:id="list7365327914752707905" text:style-name="L3">
        <text:list-header>
          <text:p text:style-name="P71">If you just wish to use a single date/time then double click on the displayed result to transfer it to the macro (the calculator will automatically close)</text:p>
          <text:p text:style-name="P72">Pressing the <text:span text:style-name="T22">Export To Macro</text:span> button will create saved macro entries for all of the calculated items, and will also set the filter so that these saved values are displayed in the macro. The calculator will close once the values have been exported.</text:p>
          <text:p text:style-name="P72">If you single click on one of the saved entries, then that value will be transferred to the macro (but the calculator will not close). You may wish to do this so select a particular value prior to using the Export option (which creates saved entries for the macro, but does not actually select one of them).</text:p>
          <text:p text:style-name="P73">Note: You <text:span text:style-name="T26">must</text:span> exit the Sun Position Calculator before you return to DataCAD (if the calculator is still running you will not be able to do anything in DataCAD).<text:line-break/></text:p>
        </text:list-header>
      </text:list>
      <text:p text:style-name="P52"><text:soft-page-break/><text:span text:style-name="T2">If you do not wish to use the calculator then you can enter altitude and azimuth manually by </text:span><text:span text:style-name="T2">selecting the </text:span><text:span text:style-name="T3">F1 Enter Position</text:span><text:span text:style-name="T2"> option on the Sun Position menu. Enter these values using your normal DataCAD format for angles</text:span><text:span text:style-name="T9">. <text:s/>The entered values can be saved for future use (see below).</text:span></text:p>
      <text:p text:style-name="P16">Once you have entered the altitude and azimuth (whether manually or by using the calculator) their values will be stored as part of the drawing file.</text:p>
      <text:p text:style-name="P29">You will need <text:s/>enter new values to cast shadows for a different date or time. To do so, simply repeat the above procedure.</text:p>
      <text:p text:style-name="P29"/>
      <text:p text:style-name="P32">Saving Azimuth and Altitude</text:p>
      <text:p text:style-name="P34">If you use the Sun Position Calculator then the altitude and azimuth can be automatically saved. <text:s/><text:span text:style-name="T26">The details that follow are for where you have entered then manually: </text:span></text:p>
      <text:p text:style-name="P34">Select <text:span text:style-name="T22">F3</text:span> Save from the Sun Position menu.</text:p>
      <text:p text:style-name="P34">You will be prompted to enter 2 strings to describe the angles you are saving:</text:p>
      <text:p text:style-name="P44">Function Key Label</text:p>
      <text:p text:style-name="P41">Enter a short string to describe the saved azimuth/altitude. This string will be used as a function key label, so it needs to be kept fairly short (max length allowed is 24 characters, but be aware that strings longer than 14 or 15 characters are likely to be truncated on the function key label). Longer labels can be useful when used in conjunction with the Filter functionality. <text:s/>This label is also used as part of the shadow symbol name, and to construct a file name, so you cannot use characters that would not be allowed in a file name.</text:p>
      <text:p text:style-name="P41">Subject to the above limitations, you can enter anything you like as the function key label. <text:s/>A suggested format would be to start with date and time info followed by the location or client name or job number etc. You can then filter by location/client/job and the date/time should still display on the function key (and the filter is displayed on the filter key – see below)</text:p>
      <text:p text:style-name="P41">If you enter a value that is the same as a function key label that you have saved previously then the previous values will be overwritten.</text:p>
      <text:p text:style-name="P42">Description</text:p>
      <text:p text:style-name="P43">A default value will be provided for this field, but you can enter anything you like to more fully describe the sun position being saved. <text:s/>The value entered here will be displayed when you hover the mouse over the function key when retrieving the saved values (if the string you enter is too long then it may be truncated when displayed, so keep it reasonably concise).</text:p>
      <text:p text:style-name="P34">Once you have saved, the function key labels for the saved items are displayed in the Sun Position menu as items <text:span text:style-name="T22">F6</text:span> through <text:span text:style-name="T22">S9</text:span>. <text:s/>You can save as many different settings as you want, but obviously if you save more than 14 items they will not all fit in this range on the menu, and this is where the filter functionality comes in useful:<text:line-break/></text:p>
      <text:p text:style-name="P35">Filter</text:p>
      <text:p text:style-name="P36">The filter command is available at <text:span text:style-name="T22">F5</text:span> on the Sun Position menu, and is applicable whether the values have been entered manually or via the Sun Position Calculator (although note that the filter can be automatically set by the calculator if you pressed the <text:span text:style-name="T22">Export to Macro</text:span> button). </text:p>
      <text:p text:style-name="P60">The <text:span text:style-name="T22">F5 Filter</text:span> button is a toggle. If it is disabled then no filter is applied and the first 14 saved sun positions will be displayed. <text:s/>If you select <text:span text:style-name="T22">F5</text:span> then you will be prompted to enter a filter string and filtering will be enabled. Select <text:span text:style-name="T22">F5</text:span> again and filtering will be disabled. <text:s/><text:span text:style-name="T26">If filtering is enabled then the actual filter is displayed on the F5 key label.</text:span></text:p>
      <text:p text:style-name="P75"><draw:frame draw:style-name="fr2" draw:name="graphics4" text:anchor-type="paragraph" svg:x="0.034cm" svg:y="0.504cm" svg:width="8.975cm" svg:height="6.062cm" draw:z-index="5"><draw:image xlink:href="Pictures/20000007000034EC00001D90F85A0FA3.svm" xlink:type="simple" xlink:show="embed" xlink:actuate="onLoad"/></draw:frame><text:soft-page-break/>Filtering is performed on the function key label. For example, if you save settings for <text:s text:c="2"/>different date/times at a location of DeeWhy, you might end the function key label for all of these with 'DeeWhy'. <text:line-break/>If you set the Filter to '*DeeWhy' <text:s/>only these settings will be displayed. <text:s/>In this way you can access all (up to 14) of the relevant saved settings. Even though the function key labels are truncated, it is obvious which location they refer to from the display of the filter on F5. <text:s/></text:p>
      <text:p text:style-name="P62">The asterisk (*) and question mark (?) wildcards can be included in the filter.</text:p>
      <text:p text:style-name="P36"/>
      <text:p text:style-name="P32">Retrieving Saved Azimuth and Altitude</text:p>
      <text:p text:style-name="P34">As noted in the previous section, the saved sun positions are displayed on function keys <text:span text:style-name="T22">F6</text:span> through <text:span text:style-name="T22">S9</text:span> (up to 14 settings, and subject to the applied filter as described above).</text:p>
      <text:p text:style-name="P34">Simply select the appropriate function key to set the associated azimuth and altitude.<text:line-break/></text:p>
      <text:p text:style-name="P35">Technical Stuff Regarding Saved Values</text:p>
      <text:p text:style-name="P36">Saved altitude/azimuth settings are saved in a Shad subfolder within the DataCAD Macro folder. <text:s/>Any such saved settings can be accessed from any drawing (i.e. they are not drawing specfic).</text:p>
      <text:p text:style-name="P36">There is no way to remove unwanted saved settings from within the DataCAD macro, but you can remove them by deleting the appropriate files from this folder.</text:p>
      <text:p text:style-name="P36">If you want to copy your saved settings to a different computer then you can copy this folder (or a subset of files from it if desired). <text:s/>This folder contains a discrete file for each set of saved settings. These files are named for the Function Key Label that you entered ,with a .sun extension. The files contain 4 lines with the following information:</text:p>
      <text:p text:style-name="P36"><text:tab/>Function Key Label<text:line-break/><text:tab/>Description<text:line-break/><text:tab/>Azimuth (in radians)<text:line-break/><text:tab/>Altitude (in radians).</text:p>
      <text:p text:style-name="P31"><text:span text:style-name="T11">As these are text files you can view them in a text editor. Note however that the azimuth and altitude are in radians in this file. Manual editing, although possible, is </text:span><text:span text:style-name="T10">not</text:span><text:span text:style-name="T11"> <text:s/>recommended.</text:span></text:p>
      <text:p text:style-name="P36"/>
      <text:p text:style-name="P30">Selecting Shadow Surface</text:p>
      <text:p text:style-name="P29">To define the shadow surface you can select either a horizontal plane at a sepecified z height, or a single polygon at any orientation. <text:s/>If you select a single polygon then you can either use it to define an infinite plane at that orientation, or else choose to have the shadows trimmed to be within the polygon only.</text:p>
      <text:p text:style-name="P48"><draw:frame draw:style-name="fr2" draw:name="graphics3" text:anchor-type="paragraph" svg:x="0.072cm" svg:y="-0.106cm" svg:width="3.097cm" svg:height="2.672cm" draw:z-index="2"><draw:image xlink:href="Pictures/2000000700000C1900000A7183C2E6F7.svm" xlink:type="simple" xlink:show="embed" xlink:actuate="onLoad"/></draw:frame><text:span text:style-name="T9">The Shadow Surface menu is shown at left and isinvoked by selecting the </text:span><text:span text:style-name="T16">F7 Surface</text:span><text:span text:style-name="T9"> option from the main menu. Note that the </text:span><text:span text:style-name="T16">F4 Top Only</text:span><text:span text:style-name="T9"> option is only available if the surface is defined by a polygon.</text:span></text:p>
      <text:p text:style-name="P61"><text:soft-page-break/><text:span text:style-name="T9">If you select </text:span><text:span text:style-name="T16">F1 Fixed Z</text:span><text:span text:style-name="T9"> then you will be prompted to enter a z height. <text:s/>The shadow surface will then be defined as an infinite horizontal plane at the specified height. <text:s/></text:span></text:p>
      <text:p text:style-name="P29">If you select the <text:span text:style-name="T22">F3 Polygon</text:span> option then you will be prompted to select a polygon from the drawing to define the shadow surface. <text:s/>You can select a polygon which is at any orientation (horizontal, vertical, or anywhere between). The polygon that you select must have no more than 36 sides (if you select a polygon with more than 40 sides then it is likely to crash the drawing)</text:p>
      <text:p text:style-name="P49"><draw:frame draw:style-name="fr2" draw:name="graphics2" text:anchor-type="paragraph" svg:x="11.728cm" svg:y="0.36cm" svg:width="5.188cm" svg:height="3.574cm" draw:z-index="1"><draw:image xlink:href="Pictures/200000070000144300000DF555384499.svm" xlink:type="simple" xlink:show="embed" xlink:actuate="onLoad"/></draw:frame><text:span text:style-name="T9">The <text:s/></text:span><text:span text:style-name="T16">F4 Top Only</text:span><text:span text:style-name="T9"> option will appear if you are selecting a polygon. <text:s/>This is applicable to non-vertical polygons only: If it is toggled ON then shadows will only be cast onto the upper surface of a polygon; if it is toggled OFF then shadows may be cast onto either surface of the polygon.<text:line-break/>As an example, if this was toggled OFF then shadows would be </text:span><text:span text:style-name="T9">cast onto the underside of the inclined green surface by the brown object in the diagram at right (if Top Only was toggled ON then no shadows would be cast on the inclined green surface). </text:span></text:p>
      <text:p text:style-name="P29">When you wish to cast shadows onto a different plane, simply return to the Shadow Surface menu and make a new selection.</text:p>
      <text:p text:style-name="P29">The surface option selected is saved in the drawing file so that it will automatically be selected when you next use the macro in the same drawing .<text:line-break/></text:p>
      <text:p text:style-name="P30">Trimming the Shadow to the Surface Entity</text:p>
      <text:p text:style-name="P29">If you selected a polygon to define the shadow surface then the <text:span text:style-name="T22">F8 Trim Shadow</text:span> option will appear on the main menu;</text:p>
      <text:p text:style-name="P29">If this option is toggled OFF then the polygon will be taken to define an infinite plane and shadows will be drawn even if they extend beyond the edges of the polygon.</text:p>
      <text:p text:style-name="P29">If this option is toggled ON then only the portions on the shadow that fall within the bounds of the surface polygon will be drawn.</text:p>
      <text:p text:style-name="P29">(If you specified a fixed z height to define a horizontal plane for the shadow surface then the surface is considered to extend infinitely in all directions and this option is not available.)<text:line-break/></text:p>
      <text:p text:style-name="P11">Selecting the Entities to cast shadows of</text:p>
      <text:p text:style-name="P12">The macro uses a selection set to define the entities that are to have their shadows cast. <text:s/>You can use DataCAD's normal Selection Set functionality to add/remove appropriate entities to a selections set prior to invoking the macro, or you can add/remove entities from within the macro as set out below. <text:s/>In either case, be aware of the following limitations:</text:p>
      <text:list xml:id="list4879898258044632961" text:style-name="L4">
        <text:list-item>
          <text:p text:style-name="P67"><text:span text:style-name="T12">although you can add other entity types to the selection set, this version of the macro will only process polygons, 2D Lines and 3D lines. Processing can be limited to a subset of these entity types using the </text:span><text:span text:style-name="T13">S8 Ent Types</text:span><text:span text:style-name="T12"> option on the Shadow Entities menu. <text:s/>Only suitable entities will be highlighted by the macro.<text:line-break/><text:line-break/>IMPORTANT: DataCAD versions 14 and above can create polygons with more than 36 sides. <text:s/>The macro will not handle these large polygons correclty (and in the worst case may crash if it tries to process one). <text:s text:c="2"/></text:span><text:span text:style-name="T14">There is a workaround for this</text:span><text:span text:style-name="T12">: Saving your drawing as a </text:span><text:soft-page-break/><text:span text:style-name="T12">previous version (prior to 14) will split these large polygons into smaller ones and you will be able to use the macro on the resulting version of the drawing file.</text:span></text:p>
        </text:list-item>
        <text:list-item>
          <text:p text:style-name="P68">If you have selected to cast shadows of 2D lines, then all 2D line types will be included (including non-associative hatch and dimensions). Remove unwanted lines from your selection set if necessary.</text:p>
        </text:list-item>
        <text:list-item>
          <text:p text:style-name="P68">shadows may sometimes not be cast for any entities that are on locked layers. This appears to be a bug in DataCAD itself, but to avoid the problem it is recommended that you avoid selecting entities that are on a locked layer for shadow casting.</text:p>
        </text:list-item>
        <text:list-item>
          <text:p text:style-name="P68">Processing will stop after casting shadows of 32,750 entities. <text:s/>If your selection set contains more suitable entities than this then some entities may not have their shadows cast (a warning message will be displayed after creating shadows in this case).<text:line-break/>Selecting an excessive number of entities is not recommended as the processing of the shadows may take several minutes (it should still work, but you will need to be patient).</text:p>
        </text:list-item>
      </text:list>
      <text:p text:style-name="P15"><text:span text:style-name="T4">To define a selection set, or to select an existing set to use, select </text:span><text:span text:style-name="T5">F5 Entities</text:span><text:span text:style-name="T4"> from the macro's main menu to invoke the Shadow Entites menu.</text:span></text:p>
      <text:p text:style-name="P15"><text:span text:style-name="T4">The Shadow Entities menu displays the available sets on the function keys </text:span><text:span text:style-name="T5">F1</text:span><text:span text:style-name="T4"> to </text:span><text:span text:style-name="T5">F8</text:span><text:span text:style-name="T4">. If existing suitable entities have been selected then they will be highlighted when you invoke the menu, and the button relating to the selected set will be enabled. <text:s/></text:span></text:p>
      <text:p text:style-name="P22">If the required entities have already been added to a selection set then simply choose the required set by pressing the corresponding function key. <text:s/></text:p>
      <text:p text:style-name="P15"><text:span text:style-name="T4">If <text:s/>the required entities have not already been added to a set, select the function key corresponding to a set (choose one that is not already in use for something else) and then use the <text:line-break/></text:span><text:span text:style-name="T5">S2 Add To Set</text:span><text:span text:style-name="T4">, </text:span><text:span text:style-name="T5">S3 Del Frm Set</text:span><text:span text:style-name="T4">, and </text:span><text:span text:style-name="T5">S4 Clear Set</text:span><text:span text:style-name="T4"> options to add the required items to the set. As you add (or remove) entites from the set then they will be highlighted (or unhighligted) on the display (note that only eligible entity types are highlighted, and that you can change the eligible entity types using the </text:span><text:span text:style-name="T5">S8 Ent Types</text:span><text:span text:style-name="T4"> option from the Shadow Entities menu).</text:span></text:p>
      <text:p text:style-name="P15"><text:span text:style-name="T19">The </text:span><text:span text:style-name="T20">S5 Rename</text:span><text:span text:style-name="T19"> option on this menu allows you to rename the selected set with a new name up to 8 characters long.</text:span></text:p>
      <text:p text:style-name="P15">Once you have selected a selection set to use, that selection set number is saved in the drawing file so that it is automatically used next time you invoke the macro in the same drawing.</text:p>
      <text:p text:style-name="P15"/>
      <text:p text:style-name="P15"/>
      <text:p text:style-name="P11">Showing Your Selections</text:p>
      <text:p text:style-name="P12">Press the <text:span text:style-name="T22">F6 Hilite</text:span> button to highlight the entities selected to have their shadows cast. If you have chosen a polygon to define the shadow surface then this will also be highlighted. <text:s/>Both of these will be highlighted with a dashed grey line, but you can distinguish the surface entity as it is dashed with longer dashes.</text:p>
      <text:p text:style-name="P12">Note that highlighting the selection may take several seconds if you have selected a large number of entities.</text:p>
      <text:p text:style-name="P15"/>
      <text:p text:style-name="P24">Specifying the Colour for Created Shadows</text:p>
      <text:p text:style-name="P13">You can specify the colour that will be used for drawing shadow lines by selecting one of the following options from the main menu:</text:p>
      <text:p text:style-name="P6"><text:span text:style-name="T7">S3 Spec Clr</text:span><text:span text:style-name="T6"><text:line-break/>Use this option to specify a fixed colour that will be used to draw all shadow entities.</text:span></text:p>
      <text:p text:style-name="P6"><text:soft-page-break/><text:span text:style-name="T7">S4 Curr Clr</text:span><text:span text:style-name="T6"><text:line-break/>This option will cause the shadows to be drawn in the current colour for the layer that they are being created on (not necessarily the current layer).</text:span></text:p>
      <text:p text:style-name="P7"><text:span text:style-name="T6">S5 Ent Clr<text:line-break/></text:span><text:span text:style-name="T8">If you select this option, <text:s/>the shadow for each entity will be drawn in the same colour as the entity itself.</text:span></text:p>
      <text:p text:style-name="P14">Note that if you select to use Solid Fill then the outlines are not shown (so if you specify a specific colour for the solid fill, the colour selected for the lines will not be shown).</text:p>
      <text:p text:style-name="P14"/>
      <text:p text:style-name="P11">Specifying the Layer for Created Shadows</text:p>
      <text:p text:style-name="P6"><text:span text:style-name="T6">The </text:span><text:span text:style-name="T7">S6 Layer</text:span><text:span text:style-name="T6"> button on the main menu is used to select a layer on which the shadows will be drawn. <text:s/>This option is a toggle: select it once to specify a specific layer, press it again to turn this option off (if this option is turned off then shadows will be created on the current layer).</text:span></text:p>
      <text:p text:style-name="P12">When you turn this option on, you are prompted to enter a layer name. <text:s/>If the name you enter is an existing layer then that layer will be used, if it is not an existing layer then a new layer will be created with the specified name. <text:s/>If you enter a blank string as the layer name then this option will remain toggled off.</text:p>
      <text:p text:style-name="P12">Note: The macro only allows you to enter an 8 character layer name. <text:s/>That name must match an existing layer exactly in order to select an existing layer. <text:s/>If you have a layer name of more than 8 characters then you will not be able to select it. This is a limitation of DCAL (the programming language for DataCAD macros) from the days when layer names could only be 8 characters.</text:p>
      <text:p text:style-name="P11"/>
      <text:p text:style-name="P11"/>
      <text:p text:style-name="P11">Hatching the Shadows</text:p>
      <text:p text:style-name="P45"><draw:frame draw:style-name="fr2" draw:name="graphics1" text:anchor-type="paragraph" svg:x="0.097cm" svg:y="0.321cm" svg:width="3.15cm" svg:height="6.495cm" draw:z-index="0"><draw:image xlink:href="Pictures/2000000700000C3300001953231ECB71.svm" xlink:type="simple" xlink:show="embed" xlink:actuate="onLoad"/></draw:frame>The macro can automatically hatch the shadows if required. Select <text:span text:style-name="T22">F0 Hatch</text:span> from the main menu to show the Hatch Settings menu.</text:p>
      <text:p text:style-name="P47">To disable hatching select <text:span text:style-name="T22">F1 No Hatch</text:span>.</text:p>
      <text:p text:style-name="P47">3 Hatch types are available by selecting <text:span text:style-name="T22">F2</text:span> ,<text:span text:style-name="T22">F3</text:span>, or <text:span text:style-name="T22">F4</text:span> on the hatch menu as shown at left. <text:s/>When one of these options are selected then you can also specify the colour, spacing and angle of the hatch lines.</text:p>
      <text:p text:style-name="P46"><text:span text:style-name="T12">In addition to the 3 hatch types, you can also specify to use a solid fill by selecting </text:span><text:span text:style-name="T13">F6</text:span><text:span text:style-name="T12">. <text:s/>With this option the shadow is filled with the same colour that is used to draw the outline (specified in the main menu – the colour, Spacing and Angle options on the Hatch Settings menu are not available if you select solid fill)<text:line-break/>Note that </text:span><text:span text:style-name="T15">voids will not be shown in the solid fill unless you have DataCAD version 19.01or greater</text:span><text:span text:style-name="T12"> (and selected Yes to the version question the first time you used the macro on this computer).</text:span></text:p>
      <text:p text:style-name="P39">There are 2 options for the hatch colour: Select <text:span text:style-name="T22">F9 Outln Clr</text:span><text:span text:style-name="T23"> to hatch with the </text:span><text:span text:style-name="T23">same colour as is used for the shadow outlines. <text:s/>Select </text:span><text:span text:style-name="T22">F0 Set Clr</text:span><text:span text:style-name="T23"> to specify a specific colour for the hatch. <text:s/>Solid fill is always created with the same colour as the outline.</text:span></text:p>
      <text:p text:style-name="P33"><text:span text:style-name="T23">The </text:span><text:span text:style-name="T22">S2 Spacing</text:span><text:span text:style-name="T23"> button allows you to specify the spacing between the parallel hatch lines. <text:s/>The spacing is entered using the current scale type. Selecting a spacing of zero will cause the hatch not </text:span><text:span text:style-name="T23">to be drawn.</text:span></text:p>
      <text:p text:style-name="P23"><text:soft-page-break/>Select <text:span text:style-name="T22">S3 Angle</text:span> to select the hatch angle. <text:s/>Note that the hatch angle is relative to the direction of the sun's rays.</text:p>
      <text:p text:style-name="P14">Notes about hatching: <text:tab/></text:p>
      <text:list xml:id="list4614654123672601550" text:style-name="L5">
        <text:list-item>
          <text:p text:style-name="P69">Hatching can considerably slow down the operation of the macro if there are a large number of entities being processed. Consider using the solid fill option (which does not add nearly as much time to the processing) instead if you are processing a large number of entities. <text:s/>You may also wish to consider increasing the spacing to reduce the number of hatch lines.</text:p>
        </text:list-item>
        <text:list-item>
          <text:p text:style-name="P69">You may see hatch lines temporarily displayed on the screen in the wrong position during the shadow casting process. <text:s/>This is not a fault … wait for the processing to be completed and the lines will be moved to the correct position in the specified colour.</text:p>
        </text:list-item>
      </text:list>
      <text:p text:style-name="P12"/>
      <text:p text:style-name="P11">Creating the Shadows</text:p>
      <text:p text:style-name="P15">Ensure you have correctly defined North, enter the correct azimuth and altitude, and specified a suitable shadow surface before you select <text:span text:style-name="T22">S8 Start </text:span>on the main menu to generate the shadows. Obviously you must also have chosen some entities to have their shadows cast.</text:p>
      <text:p text:style-name="P15">The shadows will be drawn as a symbol which will be given a name that indicates the sun position that it represents (either the Funcion Key Label entered when saving a sun position or the actual azimuth and altitude angles) together with a date and time stamp indicating when the symbol was created.</text:p>
      <text:p text:style-name="P15">If you have DataCAD version 19.01 or greater then the polylines in the symbol will have a cover. <text:s/>This allows them to show up when you render them in O2C or the quickshader etc. (The polylines will not have a cover and cannot be rendered if you have a DataCAD version prior to 19.01).</text:p>
      <text:p text:style-name="P15">Note that you may not be able to explode the symbol, but you can manually trace around it to create an outline if required (you should be able to snap to the corners and intersection of the shadow lines).</text:p>
      <text:p text:style-name="P15"/>
      <text:p text:style-name="P15"/>
      <text:p text:style-name="P11">Sun-Eye View</text:p>
      <text:p text:style-name="P12">The <text:span text:style-name="T22">F3 Sun-eye View</text:span> option on the macro's main menu will change the view to a parallel view <text:s/>as seen from the specified sun position, with the shadow entities in the centre of the view.</text:p>
      <text:p text:style-name="P12">When the view is invoked any surface and shadow entities will be highlighted with dashed grey lines (the surface using longer dashes). This can be useful to visualising where the shadows will be cast without actually creating any shadows. <text:s/></text:p>
      <text:p text:style-name="P12">Press the Esc key to remove the highlighting, or F6 Hilite to re-show the highlighting whilst viewing the sun-eye view.</text:p>
      <text:p text:style-name="P12">When you select this option, a view is saved to the drawing file with a view name of 'Suns-Eye'. The view can then also be viewed outside the macro (using the GoTo View option in DataCAD's Utility menu).<text:tab/> <text:s/></text:p>
      <text:p text:style-name="P12"/>
      <text:p text:style-name="P15"/>
      <text:p text:style-name="P11">Viewing this document from the Macro</text:p>
      <text:p text:style-name="P12">Pressing F11 from the macro main menu should display this document (provided that you have Acrobat Reader or a similar program installed and correctly associated with pdf fi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FLDFI M+ Palatino" svg:font-family="'FLDFI M+ Palatino', Palatino"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A-Step" style:family="paragraph" style:parent-style-name="Standard" style:next-style-name="Standard">
      <style:paragraph-properties fo:text-align="start" style:justify-single-word="false"/>
      <style:text-properties style:use-window-font-color="true" style:font-name="Times New Roman" fo:font-size="12pt" style:font-name-asian="SimSun" style:font-size-asian="12pt" style:font-name-complex="Mangal" style:font-size-complex="12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1:02:42.66</meta:creation-date>
    <dc:date>2017-07-07T06:08:47.63</dc:date>
    <meta:editing-duration>P17DT10H56M14S</meta:editing-duration>
    <meta:editing-cycles>83</meta:editing-cycles>
    <meta:generator>OpenOffice/4.0.0$Win32 OpenOffice.org_project/400m3$Build-9702</meta:generator>
    <meta:document-statistic meta:table-count="0" meta:image-count="6" meta:object-count="0" meta:page-count="10" meta:paragraph-count="139" meta:word-count="4956" meta:character-count="27764"/>
  </office:meta>
</office:document-meta>
</file>